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entEventAspect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ntEventAspect.process( EventAspectContext context , PortalService servi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bstractContentEventAspect.publish( PortalService service , EventManager publisher , String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